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0710*"/>
    </style:style>
    <style:style style:name="Table1.B" style:family="table-column">
      <style:table-column-properties style:column-width="5.5986in" style:rel-column-width="5482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0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1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5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6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7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8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9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1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2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Standard" style:list-style-name="L12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000000"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 Teil des Systems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7">UC</text:p>
          </table:table-cell>
          <table:table-cell table:style-name="Table1.B1" office:value-type="string">
            <text:p text:style-name="P7">Use Cases</text:p>
          </table:table-cell>
        </table:table-row>
        <table:table-row>
          <table:table-cell table:style-name="Table1.A2" office:value-type="float" office:value="1">
            <text:p text:style-name="P8">01</text:p>
          </table:table-cell>
          <table:table-cell table:style-name="Table1.B2" office:value-type="string">
            <text:p text:style-name="P4">Authentifizieren</text:p>
            <text:list xml:id="list997349065" text:style-name="L1">
              <text:list-item>
                <text:p text:style-name="P9"><text:span text:style-name="T1">Der</text:span><text:span text:style-name="T1"> Mitarbeiter führt sein Mitarbeiter Badge im Bezahlterminal ein, gibt den Pincode ein um sich zu Authentifizieren</text:span></text:p>
              </text:list-item>
              <text:list-item>
                <text:p text:style-name="P10">Bei einem Angehörigen oder bei Firmenfahrzeugen führt der Kunde die Tankkarte ein und authentifiziert sich mit dem Pincode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2</text:p>
          </table:table-cell>
          <table:table-cell table:style-name="Table1.B2" office:value-type="string">
            <text:p text:style-name="P4">Zahlungsart wählen</text:p>
            <text:list xml:id="list2050665954" text:style-name="L2">
              <text:list-item>
                <text:p text:style-name="P11">Der Kunde wählt seine Zahlungsart welche Lohnabzug, Maestro oder Barbezahlung ist. Die Option Lohnabzug kann nur gewählt werden, wenn der Kunde sich mit dem Mitarbeiter Badge authentifizier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3</text:p>
          </table:table-cell>
          <table:table-cell table:style-name="Table1.B2" office:value-type="string">
            <text:p text:style-name="P4">Tanken</text:p>
            <text:list xml:id="list1292433509" text:style-name="L3">
              <text:list-item>
                <text:p text:style-name="P12">Der Kunde nimmt den Benzinschlauch, Tankt sein Fahrzeug und setzt den Schlauch wieder zurück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4</text:p>
          </table:table-cell>
          <table:table-cell table:style-name="Table1.B2" office:value-type="string">
            <text:p text:style-name="P4">Quittung erstellen</text:p>
            <text:list xml:id="list847691692" text:style-name="L4">
              <text:list-item>
                <text:p text:style-name="P13">Nach dem Tanken erstellt das Tank System auf Wunsch des Kunden eine Quittung. Der Kunde kann wählen ob er die Quittung per Papier oder e-mail haben will. Dies gibt er am Bezahlterminal ein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5</text:p>
          </table:table-cell>
          <table:table-cell table:style-name="Table1.B2" office:value-type="string">
            <text:p text:style-name="P4">Versenden der e-mail Quittung</text:p>
            <text:list xml:id="list1462548580" text:style-name="L5">
              <text:list-item>
                <text:p text:style-name="P14">Die Quittung wird per E-Mail an den e-mail Server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6</text:p>
          </table:table-cell>
          <table:table-cell table:style-name="Table1.B2" office:value-type="string">
            <text:p text:style-name="P4">Tank Record erstellen</text:p>
            <text:list xml:id="list1670955832" text:style-name="L6">
              <text:list-item>
                <text:p text:style-name="P15">Nach Beendigung der Betankung wird ein Tank Record generiert. Dies enthält ....Daten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7</text:p>
          </table:table-cell>
          <table:table-cell table:style-name="Table1.B2" office:value-type="string">
            <text:p text:style-name="P4">Transferieren der Daten</text:p>
            <text:list xml:id="list1825811939" text:style-name="L7">
              <text:list-item>
                <text:p text:style-name="P16">Das Tanksystem transferiert den Tank Record nach Abschluss des Tankvorganges <text:s/>automatisch an das Buchhaltungssystem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8</text:p>
          </table:table-cell>
          <table:table-cell table:style-name="Table1.B2" office:value-type="string">
            <text:p text:style-name="P4">Backup erstellen</text:p>
            <text:list xml:id="list1742222124" text:style-name="L8">
              <text:list-item>
                <text:p text:style-name="P17">Das Tanksystem erstellt ein Backup am Abend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9</text:p>
          </table:table-cell>
          <table:table-cell table:style-name="Table1.B2" office:value-type="string">
            <text:p text:style-name="P6">Bargeld <text:span text:style-name="T2">überbringen</text:span></text:p>
            <text:list xml:id="list1302506557" text:style-name="L9">
              <text:list-item>
                <text:p text:style-name="P18">Der Tankwart nimmt Täglich das Bargeld aus den Bezahlterminals und überbringt es der Buchhaltung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0</text:p>
          </table:table-cell>
          <table:table-cell table:style-name="Table1.B2" office:value-type="string">
            <text:p text:style-name="P4">Bestellen des Nachschubes</text:p>
            <text:list xml:id="list494201315" text:style-name="L10">
              <text:list-item>
                <text:p text:style-name="P19">Bei unterschreiten des Minimumbestandes wird automatisch eine Bestellung beim bevorzugten Treibstofflieferant ausgelöst. </text:p>
              </text:list-item>
              <text:list-item>
                <text:p text:style-name="P19">Der Tankwart erhält eine E-Mail Nachricht. 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1</text:p>
          </table:table-cell>
          <table:table-cell table:style-name="Table1.B2" office:value-type="string">
            <text:p text:style-name="P4">Liefern des Nachschubes</text:p>
            <text:list xml:id="list289549943" text:style-name="L11">
              <text:list-item>
                <text:p text:style-name="P20">Der Benzinlieferant liefert den Bestellten Treibstoff und füllt den Tank auf</text:p>
              </text:list-item>
            </text:list>
          </table:table-cell>
        </table:table-row>
      </table:table>
      <text:p text:style-name="P5"/>
      <text:p text:style-name="P1"/>
      <text:list xml:id="list982743233" text:style-name="L12">
        <text:list-header>
          <text:p text:style-name="P21"/>
        </text:list-header>
      </text:list>
      <text:p text:style-name="P2">Use Cases nicht Teil des Systems</text:p>
      <text:list xml:id="list1311541363" text:continue-numbering="true" text:style-name="L12">
        <text:list-item>
          <text:p text:style-name="P22">Buchhaltung Überprüfung</text:p>
          <text:list>
            <text:list-item>
              <text:p text:style-name="P22">Die Buchhaltung überprüft die Benzinbuchungen <text:s/>und hält Rückfrage mit dem Tankwart falls nötig</text:p>
            </text:list-item>
          </text:list>
        </text:list-item>
        <text:list-item>
          <text:p text:style-name="P23">Buchhaltung Abrechnung</text:p>
          <text:list>
            <text:list-item>
              <text:p text:style-name="P22">Buchhaltung erstellt die Abrechnung (Gutschrift auf Benzinkonto und Belastung der Bezüge)</text:p>
            </text:list-item>
          </text:list>
        </text:list-item>
        <text:list-item>
          <text:p text:style-name="P22">Gutschrift Benzinkonto (durch Buchhaltung)</text:p>
          <text:list>
            <text:list-item>
              <text:p text:style-name="P22"><text:soft-page-break/>Die Buchhaltung aktualisiert das Benzinkonto</text:p>
            </text:list-item>
          </text:list>
        </text:list-item>
        <text:list-item>
          <text:p text:style-name="P22">Belastung der KST (Abteilung oder Personal)</text:p>
          <text:list>
            <text:list-item>
              <text:p text:style-name="P22">Die Buchhaltung belastet den Tankbetrag der Abteilung oder Personal Kostenstelle</text:p>
            </text:list-item>
          </text:list>
        </text:list-item>
        <text:list-item>
          <text:p text:style-name="P22">Überweisung der Quittung an Lohnbuchhaltung durch Buchhaltung</text:p>
          <text:list>
            <text:list-item>
              <text:p text:style-name="P22">Die Quittungen der Privatbezüger werden an die Lohnbuchhaltungen überwiesen</text:p>
            </text:list-item>
          </text:list>
        </text:list-item>
        <text:list-item>
          <text:p text:style-name="P22">Verrechnung mit dem Lohn</text:p>
          <text:list>
            <text:list-item>
              <text:p text:style-name="P22">Lohnbuchhaltung verrechnet den Betrag mit dem Lohn</text:p>
            </text:list-item>
          </text:list>
        </text:list-item>
        <text:list-item>
          <text:p text:style-name="P22">überweisen des Bargeldes</text:p>
          <text:list>
            <text:list-item>
              <text:p text:style-name="P22">Das Bargeld wird von der Buchhaltung zur Zentralen Kasse überwiesen</text:p>
            </text:list-item>
          </text:list>
        </text:list-item>
        <text:list-item>
          <text:p text:style-name="P22">Service Arbeiten ausführen</text:p>
          <text:list>
            <text:list-item>
              <text:p text:style-name="P22">Der Tankwart führt Service Arbeiten aus</text:p>
            </text:list-item>
          </text:list>
        </text:list-item>
        <text:list-item>
          <text:p text:style-name="P22">Verrechnen des Nachschubes</text:p>
          <text:list>
            <text:list-item>
              <text:p text:style-name="P22">Der Benzinlieferant verrechnet die Lieferung mit der Betriebsbuchhaltung</text:p>
            </text:list-item>
          </text:list>
        </text:list-item>
      </text:list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1-30T13:55:06</dc:date>
    <meta:editing-duration>PT11H31M59S</meta:editing-duration>
    <meta:editing-cycles>22</meta:editing-cycles>
    <meta:generator>NeoOffice/3.4$Unix OpenOffice.org_project/Patch 0</meta:generator>
    <meta:document-statistic meta:table-count="1" meta:image-count="0" meta:object-count="0" meta:page-count="2" meta:paragraph-count="57" meta:word-count="391" meta:character-count="2587"/>
  </office:meta>
</office:document-meta>
</file>